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0pt" style:font-size-asian="10pt" style:font-size-complex="10pt"/>
    </style:style>
    <style:style style:name="P5" style:family="paragraph" style:parent-style-name="Standard"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P6" style:family="paragraph" style:parent-style-name="Standard">
      <style:text-properties fo:color="#000000" style:font-name="Courier New1" fo:font-size="12pt" style:font-size-asian="12pt" style:font-size-complex="12pt"/>
    </style:style>
    <style:style style:name="P7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8" style:family="paragraph" style:parent-style-name="Standard">
      <style:text-properties fo:color="#000000" style:font-name="Courier New1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 loext:opacity="100%"/>
    </style:style>
    <style:style style:name="T2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/>
    </style:style>
    <style:style style:name="T3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 loext:opacity="100%"/>
    </style:style>
    <style:style style:name="T4" style:family="text">
      <style:text-properties fo:color="#000000" style:font-name="Courier New1" fo:font-size="12pt" style:font-size-asian="12pt" style:font-size-complex="12pt"/>
    </style:style>
    <style:style style:name="T5" style:family="text">
      <style:text-properties fo:color="#000000" style:font-name="Courier New1" fo:font-size="12pt" style:font-size-asian="12pt" style:font-size-complex="12pt" loext:opacity="100%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1pt" style:font-name-asian="Menlo-Regular" style:font-size-asian="11pt" style:font-name-complex="Menlo-Regular" style:font-size-complex="11pt"/>
    </style:style>
    <style:style style:name="T8" style:family="text">
      <style:text-properties loext:opacity="100%"/>
    </style:style>
    <style:style style:name="T9" style:family="text">
      <style:text-properties fo:color="#393a34"/>
    </style:style>
    <style:style style:name="T10" style:family="text">
      <style:text-properties fo:color="#36acaa"/>
    </style:style>
    <style:style style:name="T11" style:family="text">
      <style:text-properties style:font-name="Courier New1"/>
    </style:style>
    <style:style style:name="T12" style:family="text">
      <style:text-properties style:font-name="Courier New1" style:font-name-asian="Menlo-Regular" style:font-name-complex="Menlo-Regular"/>
    </style:style>
    <style:style style:name="T13" style:family="text">
      <style:text-properties style:font-name="Courier New1" style:font-name-asian="Menlo-Regular" style:font-name-complex="Menlo-Regular" loext:opacity="100%"/>
    </style:style>
    <style:style style:name="T14" style:family="text">
      <style:text-properties style:font-name="Courier New1" fo:font-weight="normal" style:font-name-asian="Menlo-Regular" style:font-weight-asian="normal" style:font-name-complex="Menlo-Regular" style:font-weight-complex="normal"/>
    </style:style>
    <style:style style:name="T15" style:family="text">
      <style:text-properties style:font-name="Courier New1" fo:font-weight="normal" style:font-name-asian="Menlo-Regular" style:font-weight-asian="normal" style:font-name-complex="Menlo-Regular" style:font-weight-complex="normal" loext:opacity="100%"/>
    </style:style>
    <style:style style:name="T16" style:family="text">
      <style:text-properties style:font-name-asian="Menlo-Regular" style:font-name-complex="Menlo-Regul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er jupyter-notebook/etc dans l’environnement conda de base</text:p>
      <text:p text:style-name="P2">conda activate base<text:line-break/>conda install jupyter</text:p>
      <text:p text:style-name="P2">⇒ A utiliser juste pour lancer jupyter-lab/notebook/ etc.<text:line-break/>Lancer tout le temps le même jupyter-lab/jupyter-notebook.<text:line-break/>Inutile d’en avoir plusieurs d’installés. L’essentiel est que l’environnement conda/python soit visible de ce jupyter.</text:p>
      <text:p text:style-name="P2"/>
      <text:p text:style-name="P2">Dans .cshrc, conda activate base (pour activer env conda de base)</text:p>
      <text:p text:style-name="P2"/>
      <text:p text:style-name="P2">Creation environnement de developpement :</text:p>
      <text:p text:style-name="P2">conda create -n locodox_env python=3.10</text:p>
      <text:p text:style-name="P2"/>
      <text:p text:style-name="P2">Activation de l’environnement :<text:line-break/>A activer uniquement pour installer module/package</text:p>
      <text:p text:style-name="P4">conda activate locodox_env</text:p>
      <text:p text:style-name="P2">conda list (pour voir ce qui est installé)</text:p>
      <text:p text:style-name="P2"/>
      <text:p text:style-name="P2">Verification de la version de python dans l’environnement activé :<text:line-break/>python –version (Python 3.10.13 dans locodox_env)</text:p>
      <text:p text:style-name="P2"/>
      <text:p text:style-name="P7">Verifier que le fichier kernel.json ainsi créé est correct 'ie que le python utilisé est bien celui de l'environnement (<text:span text:style-name="T6">/Users/chemon/Library/Jupyter/kernels/locodox_env/</text:span><text:span text:style-name="T6">kernel.json)</text:span></text:p>
      <text:p text:style-name="P2"/>
      <text:p text:style-name="P1"><text:bookmark text:name="codecell0"/>conda install -c conda-forge xarray dask netCDF4 bottleneck</text:p>
      <text:p text:style-name="P2">conda install ipykernel (indique que l’on souhaite que cet environnement soit accessible de jupyter)</text:p>
      <text:p text:style-name="P2"/>
      <text:p text:style-name="P2">#Rajouter cet environnement dans les noyaux accessibles de jupyter-notebook :</text:p>
      <text:p text:style-name="P2">#python -m ipykernel install --user –name=’locodox_env’  (il semble que cela ne soit pas forcement necessaire)</text:p>
      <text:p text:style-name="P2"/>
      <text:p text:style-name="Standard"><text:span text:style-name="T1">Ajout de librairies :</text:span><text:span text:style-name="T1"><text:line-break/></text:span><text:span text:style-name="T1">conda</text:span><text:span text:style-name="T1"> install scipy -c conda-forge</text:span></text:p>
      <text:p text:style-name="P2">conda install argopy <text:span text:style-name="T8">-c conda-forge</text:span></text:p>
      <text:p text:style-name="Standard"><text:span text:style-name="T1">conda install matplotlib </text:span><text:span text:style-name="T1">-c conda-forge</text:span></text:p>
      <text:p text:style-name="P2">conda install seawater -c conda-forge</text:p>
      <text:p text:style-name="P2">conda install cartopy <text:span text:style-name="T8">-c conda-forge</text:span></text:p>
      <text:p text:style-name="P2"/>
      <text:p text:style-name="P2">Pour ne pas utiliser le channels defaults (desormais payant), ni les channels du fichier .condarc, il faut faire :</text:p>
      <text:p text:style-name="P2"/>
      <text:p text:style-name="P3">conda install <text:span text:style-name="T8">matplotlib -c conda-forge –-</text:span><text:span text:style-name="T7">override-channels</text:span></text:p>
      <text:p text:style-name="P5"/>
      <text:p text:style-name="P2">Pour pouvoir faire des zooms sur les plots, il semble qu'il faille installer ipympl ET dans l'environnement de base (d'où l'on prend le jupyter-lab) ET dans l'environnement de travail (locodox_env). L'installation est faite dans les 2 environnements par : conda install -c conda-forge ipympl<text:line-break/></text:p>
      <text:p text:style-name="P2"/>
      <text:p text:style-name="P2"/>
      <text:p text:style-name="P2"/>
      <text:p text:style-name="P2"><text:soft-page-break/>Environnement avec uniquement conda-forge (car le channels defaults est désormais payant) :</text:p>
      <text:p text:style-name="P2"/>
      <text:p text:style-name="P1"><text:span text:style-name="Source_20_Text"><text:span text:style-name="T9">conda create </text:span></text:span><text:span text:style-name="Source_20_Text"><text:span text:style-name="T10">--name</text:span></text:span><text:span text:style-name="Source_20_Text"><text:span text:style-name="T9"> locodox_conda_forge </text:span></text:span><text:span text:style-name="Source_20_Text"><text:span text:style-name="T10">python</text:span></text:span><text:span text:style-name="Source_20_Text"><text:span text:style-name="T9">=</text:span></text:span><text:span text:style-name="Source_20_Text"><text:span text:style-name="T10">3.10</text:span></text:span><text:span text:style-name="Source_20_Text"><text:span text:style-name="T9"> </text:span></text:span><text:span text:style-name="Source_20_Text"><text:span text:style-name="T10">--channel</text:span></text:span><text:span text:style-name="Source_20_Text"><text:span text:style-name="T9"> conda-forge –override-channels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add channels conda-forge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remove channels defaults</text:span></text:span><text:span text:style-name="Source_20_Text"><text:span text:style-name="T9"> (mais ca semble ne pas marcher car defaults est toujours dans les channels)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set channel_priority strict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>conda config –-show</text:span></text:span></text:p>
      <text:p text:style-name="P1"><text:span text:style-name="Source_20_Text"><text:span text:style-name="T12"/></text:span></text:p>
      <text:p text:style-name="P3"><text:span text:style-name="Source_20_Text"><text:span text:style-name="T14">conda install </text:span></text:span><text:span text:style-name="Source_20_Text"><text:span text:style-name="T15">matplotlib -c conda-forge --</text:span></text:span><text:span text:style-name="Source_20_Text"><text:span text:style-name="T14">override-channels</text:span></text:span></text:p>
      <text:p text:style-name="Standard"><text:span text:style-name="T5">conda install scipy -c conda-forge </text:span><text:span text:style-name="Source_20_Text"><text:span text:style-name="T3">--</text:span></text:span><text:span text:style-name="Source_20_Text"><text:span text:style-name="T3">override-channels</text:span></text:span></text:p>
      <text:p text:style-name="Standard"><text:span text:style-name="T4">conda install argopy </text:span><text:span text:style-name="T4">-c conda-forge </text:span><text:span text:style-name="Source_20_Text"><text:span text:style-name="T2">–-</text:span></text:span><text:span text:style-name="Source_20_Text"><text:span text:style-name="T2">override-channels</text:span></text:span></text:p>
      <text:p text:style-name="P2"><text:span text:style-name="T11">conda install seawater -c conda-forge </text:span><text:span text:style-name="Source_20_Text"><text:span text:style-name="T15">–-</text:span></text:span><text:span text:style-name="Source_20_Text"><text:span text:style-name="T14">override-channels</text:span></text:span></text:p>
      <text:p text:style-name="P2"><text:span text:style-name="Source_20_Text"><text:span text:style-name="T12">conda install cartopy </text:span></text:span><text:span text:style-name="Source_20_Text"><text:span text:style-name="T13">-c conda-forge </text:span></text:span><text:span text:style-name="Source_20_Text"><text:span text:style-name="T15">–-</text:span></text:span><text:span text:style-name="Source_20_Text"><text:span text:style-name="T15">override-channels</text:span></text:span></text:p>
      <text:p text:style-name="P2"><text:span text:style-name="Source_20_Text"><text:span text:style-name="T11">conda install ipykernel </text:span></text:span><text:span text:style-name="Source_20_Text"><text:span text:style-name="T13">-c conda-forge </text:span></text:span><text:span text:style-name="Source_20_Text"><text:span text:style-name="T15">–-</text:span></text:span><text:span text:style-name="Source_20_Text"><text:span text:style-name="T15">override-channels</text:span></text:span></text:p>
      <text:p text:style-name="P6"><text:span text:style-name="T16">python -m ipykernel install --user --name 'locodox_conda_forge'</text:span><text:line-break/>conda install -c conda-forge ipympl <text:span text:style-name="Source_20_Text"><text:span text:style-name="T15">–-</text:span></text:span><text:span text:style-name="Source_20_Text"><text:span text:style-name="T15">override-channels</text:span></text:span></text:p>
      <text:p text:style-name="P6"><text:span text:style-name="Source_20_Text"><text:span text:style-name="T15">conda install -c conda-forge dask –-override-channels</text:span></text:span></text:p>
      <text:p text:style-name="P6"><text:span text:style-name="Source_20_Text"><text:span text:style-name="T15"/></text:span></text:p>
      <text:p text:style-name="P6"><text:span text:style-name="Source_20_Text"><text:span text:style-name="T15">pip install pwlf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0:03:45.438253263</meta:creation-date>
    <dc:date>2025-11-13T15:36:25</dc:date>
    <meta:editing-duration>PT6H26M33S</meta:editing-duration>
    <meta:editing-cycles>23</meta:editing-cycles>
    <meta:generator>OpenOffice/4.1.6$Unix OpenOffice.org_project/416m1$Build-9790</meta:generator>
    <meta:document-statistic meta:table-count="0" meta:image-count="0" meta:object-count="0" meta:page-count="2" meta:paragraph-count="38" meta:word-count="391" meta:character-count="2891"/>
  </office:meta>
</office:document-meta>
</file>